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oppins-Regular" svg:font-family="Poppins-Regular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e57f" officeooo:paragraph-rsid="000213f6"/>
    </style:style>
    <style:style style:name="P2" style:family="paragraph" style:parent-style-name="Text_20_body">
      <style:text-properties officeooo:paragraph-rsid="000213f6"/>
    </style:style>
    <style:style style:name="P3" style:family="paragraph" style:parent-style-name="Text_20_body">
      <style:text-properties officeooo:rsid="0007337c" officeooo:paragraph-rsid="000c8d11"/>
    </style:style>
    <style:style style:name="P4" style:family="paragraph" style:parent-style-name="Text_20_body">
      <style:text-properties officeooo:rsid="0008219d" officeooo:paragraph-rsid="0008219d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0213f6"/>
    </style:style>
    <style:style style:name="P7" style:family="paragraph" style:parent-style-name="Text_20_body">
      <style:text-properties style:font-name="Times New Roman" officeooo:rsid="000213f6" officeooo:paragraph-rsid="000213f6"/>
    </style:style>
    <style:style style:name="P8" style:family="paragraph" style:parent-style-name="Text_20_body">
      <style:text-properties style:font-name="Times New Roman" officeooo:rsid="0007337c" officeooo:paragraph-rsid="000985fb"/>
    </style:style>
    <style:style style:name="P9" style:family="paragraph" style:parent-style-name="Text_20_body">
      <style:text-properties style:font-name="Times New Roman" officeooo:rsid="0007337c" officeooo:paragraph-rsid="0007337c"/>
    </style:style>
    <style:style style:name="P10" style:family="paragraph" style:parent-style-name="Text_20_body">
      <style:text-properties style:font-name="Times New Roman" officeooo:rsid="000c6e44" officeooo:paragraph-rsid="000985fb"/>
    </style:style>
    <style:style style:name="P11" style:family="paragraph" style:parent-style-name="Text_20_body">
      <style:text-properties style:font-name="Times New Roman" officeooo:rsid="00062ded" officeooo:paragraph-rsid="00062ded"/>
    </style:style>
    <style:style style:name="P12" style:family="paragraph" style:parent-style-name="Text_20_body">
      <style:text-properties style:font-name="Times New Roman" officeooo:rsid="000985fb"/>
    </style:style>
    <style:style style:name="P13" style:family="paragraph" style:parent-style-name="Text_20_body">
      <style:text-properties style:font-name="Times New Roman" officeooo:rsid="000985fb" officeooo:paragraph-rsid="000985fb"/>
    </style:style>
    <style:style style:name="P14" style:family="paragraph" style:parent-style-name="Standard">
      <style:paragraph-properties fo:text-align="center" style:justify-single-word="false"/>
      <style:text-properties officeooo:rsid="0019c2fd" officeooo:paragraph-rsid="000558b4"/>
    </style:style>
    <style:style style:name="P15" style:family="paragraph" style:parent-style-name="Standard">
      <style:text-properties officeooo:paragraph-rsid="000558b4"/>
    </style:style>
    <style:style style:name="P16" style:family="paragraph" style:parent-style-name="Standard">
      <style:text-properties officeooo:rsid="000213f6" officeooo:paragraph-rsid="000213f6"/>
    </style:style>
    <style:style style:name="P17" style:family="paragraph" style:parent-style-name="Standard">
      <style:text-properties officeooo:rsid="000213f6" officeooo:paragraph-rsid="0008219d"/>
    </style:style>
    <style:style style:name="P18" style:family="paragraph" style:parent-style-name="Standard">
      <style:text-properties style:font-name="Times New Roman" fo:font-weight="bold" officeooo:rsid="0051fec7" officeooo:paragraph-rsid="000558b4" style:font-weight-asian="bold" style:font-weight-complex="bold"/>
    </style:style>
    <style:style style:name="P19" style:family="paragraph" style:parent-style-name="Standard">
      <style:text-properties style:font-name="Times New Roman" officeooo:rsid="0000e57f" officeooo:paragraph-rsid="0000e57f"/>
    </style:style>
    <style:style style:name="P20" style:family="paragraph" style:parent-style-name="Standard">
      <style:text-properties style:font-name="Times New Roman" officeooo:rsid="000c6e44" officeooo:paragraph-rsid="000c6e44"/>
    </style:style>
    <style:style style:name="P21" style:family="paragraph" style:parent-style-name="Standard">
      <style:text-properties style:font-name="Times New Roman" officeooo:rsid="000213f6" officeooo:paragraph-rsid="000213f6"/>
    </style:style>
    <style:style style:name="P22" style:family="paragraph" style:parent-style-name="Standard">
      <style:text-properties style:font-name="Times New Roman" officeooo:rsid="0008219d" officeooo:paragraph-rsid="0008219d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Times New Roman" officeooo:rsid="0000e57f" officeooo:paragraph-rsid="000213f6"/>
    </style:style>
    <style:style style:name="P24" style:family="paragraph" style:parent-style-name="Heading_20_1">
      <style:paragraph-properties fo:text-align="center" style:justify-single-word="false"/>
      <style:text-properties style:font-name="Times New Roman" officeooo:paragraph-rsid="000558b4"/>
    </style:style>
    <style:style style:name="P25" style:family="paragraph" style:parent-style-name="Heading_20_2">
      <style:paragraph-properties fo:text-align="center" style:justify-single-word="false"/>
      <style:text-properties style:font-name="Times New Roman" officeooo:paragraph-rsid="000558b4"/>
    </style:style>
    <style:style style:name="P26" style:family="paragraph" style:parent-style-name="Heading_20_2">
      <style:text-properties style:font-name="Times New Roman" officeooo:rsid="000c6e44" officeooo:paragraph-rsid="000c6e44"/>
    </style:style>
    <style:style style:name="P27" style:family="paragraph" style:parent-style-name="Heading_20_2" style:list-style-name="">
      <style:text-properties style:font-name="Times New Roman"/>
    </style:style>
    <style:style style:name="P28" style:family="paragraph" style:parent-style-name="Heading_20_2">
      <style:paragraph-properties fo:break-before="page"/>
      <style:text-properties style:font-name="Times New Roman"/>
    </style:style>
    <style:style style:name="P29" style:family="paragraph" style:parent-style-name="Heading_20_3">
      <style:text-properties style:font-name="Times New Roman"/>
    </style:style>
    <style:style style:name="P30" style:family="paragraph" style:parent-style-name="Heading_20_3">
      <style:paragraph-properties fo:break-before="page"/>
      <style:text-properties style:font-name="Times New Roman"/>
    </style:style>
    <style:style style:name="P31" style:family="paragraph" style:parent-style-name="Standard" style:list-style-name="L1">
      <style:text-properties style:font-name="Times New Roman" officeooo:rsid="000c6e44" officeooo:paragraph-rsid="000c6e44"/>
    </style:style>
    <style:style style:name="P32" style:family="paragraph" style:parent-style-name="Standard">
      <style:text-properties officeooo:rsid="000213f6" officeooo:paragraph-rsid="000213f6"/>
    </style:style>
    <style:style style:name="P33" style:family="paragraph" style:parent-style-name="Text_20_body">
      <style:text-properties style:font-name="Times New Roman" officeooo:rsid="000985fb"/>
    </style:style>
    <style:style style:name="P34" style:family="paragraph" style:parent-style-name="Text_20_body">
      <style:text-properties officeooo:paragraph-rsid="0007337c"/>
    </style:style>
    <style:style style:name="P35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style:font-name="Times New Roman"/>
    </style:style>
    <style:style style:name="P36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/>
    </style:style>
    <style:style style:name="P37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officeooo:paragraph-rsid="0010fbd0"/>
    </style:style>
    <style:style style:name="P38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style:font-name="Poppins-Regular" fo:font-size="12pt" fo:letter-spacing="normal" fo:font-style="normal" fo:font-weight="normal"/>
    </style:style>
    <style:style style:name="P39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style:font-name="Poppins-Regular" fo:font-size="12pt" fo:letter-spacing="normal" fo:font-style="normal" fo:font-weight="normal" officeooo:paragraph-rsid="0010fbd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51fec7" style:font-weight-asian="bold" style:font-weight-complex="bold"/>
    </style:style>
    <style:style style:name="T3" style:family="text">
      <style:text-properties style:font-name="Times New Roman" fo:font-weight="normal" officeooo:rsid="0051fec7" style:font-weight-asian="normal" style:font-weight-complex="normal"/>
    </style:style>
    <style:style style:name="T4" style:family="text">
      <style:text-properties style:font-name="Times New Roman" officeooo:rsid="00062ded"/>
    </style:style>
    <style:style style:name="T5" style:family="text">
      <style:text-properties style:font-name="Times New Roman" officeooo:rsid="000c6e44"/>
    </style:style>
    <style:style style:name="T6" style:family="text">
      <style:text-properties style:font-name="Times New Roman" officeooo:rsid="000c8d11"/>
    </style:style>
    <style:style style:name="T7" style:family="text">
      <style:text-properties style:font-name="Times New Roman" officeooo:rsid="000b7793"/>
    </style:style>
    <style:style style:name="T8" style:family="text">
      <style:text-properties style:font-name="Times New Roman" officeooo:rsid="0007337c"/>
    </style:style>
    <style:style style:name="T9" style:family="text">
      <style:text-properties style:font-name="Times New Roman" officeooo:rsid="0008219d"/>
    </style:style>
    <style:style style:name="T10" style:family="text">
      <style:text-properties style:font-name="Times New Roman" loext:padding="0in" loext:border="none"/>
    </style:style>
    <style:style style:name="T11" style:family="text">
      <style:text-properties officeooo:rsid="000985fb"/>
    </style:style>
    <style:style style:name="T12" style:family="text">
      <style:text-properties officeooo:rsid="000b7793"/>
    </style:style>
    <style:style style:name="T13" style:family="text">
      <style:text-properties fo:font-variant="normal" fo:text-transform="none" fo:color="#212529" loext:opacity="100%" fo:font-size="12pt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2788784166080" text:id="ct2788784166080">
          <text:insertion>
            <office:change-info>
              <dc:creator>Unknown Author</dc:creator>
              <dc:date>2021-10-08T05:42:23</dc:date>
            </office:change-info>
          </text:insertion>
        </text:changed-region>
        <text:changed-region xml:id="ct2788784156960" text:id="ct2788784156960">
          <text:insertion>
            <office:change-info>
              <dc:creator>Unknown Author</dc:creator>
              <dc:date>2021-10-08T05:43:52</dc:date>
            </office:change-info>
          </text:insertion>
        </text:changed-region>
        <text:changed-region xml:id="ct2788784158880" text:id="ct2788784158880">
          <text:format-change>
            <office:change-info>
              <dc:creator>Unknown Author</dc:creator>
              <dc:date>2021-10-08T21:09:16</dc:date>
            </office:change-info>
          </text:format-change>
        </text:changed-region>
        <text:changed-region xml:id="ct2788784162240" text:id="ct2788784162240">
          <text:insertion>
            <office:change-info>
              <dc:creator>Unknown Author</dc:creator>
              <dc:date>2021-10-08T19:59:13</dc:date>
            </office:change-info>
          </text:insertion>
        </text:changed-region>
        <text:changed-region xml:id="ct2788784159840" text:id="ct2788784159840">
          <text:insertion>
            <office:change-info>
              <dc:creator>Unknown Author</dc:creator>
              <dc:date>2021-10-05T18:12:01</dc:date>
            </office:change-info>
          </text:insertion>
        </text:changed-region>
        <text:changed-region xml:id="ct2788784157920" text:id="ct2788784157920">
          <text:insertion>
            <office:change-info>
              <dc:creator>Unknown Author</dc:creator>
              <dc:date>2021-10-08T19:55:35</dc:date>
            </office:change-info>
          </text:insertion>
        </text:changed-region>
        <text:changed-region xml:id="ct2788784165840" text:id="ct2788784165840">
          <text:insertion>
            <office:change-info>
              <dc:creator>Unknown Author</dc:creator>
              <dc:date>2021-10-08T19:56:00</dc:date>
            </office:change-info>
          </text:insertion>
        </text:changed-region>
        <text:changed-region xml:id="ct2788784166560" text:id="ct2788784166560">
          <text:format-change>
            <office:change-info>
              <dc:creator>Unknown Author</dc:creator>
              <dc:date>2021-10-08T21:09:16</dc:date>
            </office:change-info>
          </text:format-change>
        </text:changed-region>
        <text:changed-region xml:id="ct2788784163680" text:id="ct2788784163680">
          <text:insertion>
            <office:change-info>
              <dc:creator>Unknown Author</dc:creator>
              <dc:date>2021-10-08T05:44:18</dc:date>
            </office:change-info>
          </text:insertion>
        </text:changed-region>
        <text:changed-region xml:id="ct2788784163920" text:id="ct2788784163920">
          <text:format-change>
            <office:change-info>
              <dc:creator>Unknown Author</dc:creator>
              <dc:date>2021-10-08T21:09:16</dc:date>
            </office:change-info>
          </text:format-change>
        </text:changed-region>
        <text:changed-region xml:id="ct2788784161040" text:id="ct2788784161040">
          <text:insertion>
            <office:change-info>
              <dc:creator>Unknown Author</dc:creator>
              <dc:date>2021-10-08T19:12:02</dc:date>
            </office:change-info>
          </text:insertion>
        </text:changed-region>
        <text:changed-region xml:id="ct2788784158160" text:id="ct2788784158160">
          <text:insertion>
            <office:change-info>
              <dc:creator>Unknown Author</dc:creator>
              <dc:date>2021-10-08T19:32:42</dc:date>
            </office:change-info>
          </text:insertion>
        </text:changed-region>
        <text:changed-region xml:id="ct2788784157200" text:id="ct2788784157200">
          <text:deletion>
            <office:change-info>
              <dc:creator>Unknown Author</dc:creator>
              <dc:date>2021-10-08T19:33:37</dc:date>
            </office:change-info>
            <text:p text:style-name="P34"><text:span text:style-name="T8"/></text:p>
            <text:p text:style-name="P34"><text:span text:style-name="T8"/></text:p>
          </text:deletion>
        </text:changed-region>
        <text:changed-region xml:id="ct2788784162480" text:id="ct2788784162480">
          <text:insertion>
            <office:change-info>
              <dc:creator>Unknown Author</dc:creator>
              <dc:date>2021-10-08T19:10:29</dc:date>
            </office:change-info>
          </text:insertion>
        </text:changed-region>
        <text:changed-region xml:id="ct2788784157680" text:id="ct2788784157680">
          <text:deletion>
            <office:change-info>
              <dc:creator>Unknown Author</dc:creator>
              <dc:date>2021-10-08T19:10:33</dc:date>
            </office:change-info>
            <text:p text:style-name="P34"><text:a xlink:type="simple" xlink:href="https://ieeexplore.ieee.org/stamp/stamp.jsp?tp=&amp;arnumber=9417097" text:style-name="Internet_20_link" text:visited-style-name="Visited_20_Internet_20_Link"><text:span text:style-name="T8"/></text:a></text:p>
            <text:p text:style-name="P34"><text:a xlink:type="simple" xlink:href="https://ieeexplore.ieee.org/stamp/stamp.jsp?tp=&amp;arnumber=9417097" text:style-name="Internet_20_link" text:visited-style-name="Visited_20_Internet_20_Link"><text:span text:style-name="T8"/></text:a></text:p>
          </text:deletion>
        </text:changed-region>
        <text:changed-region xml:id="ct2788784158400" text:id="ct2788784158400">
          <text:deletion>
            <office:change-info>
              <dc:creator>Unknown Author</dc:creator>
              <dc:date>2021-10-05T18:11:16</dc:date>
            </office:change-info>
            <text:p text:style-name="P34"><text:a xlink:type="simple" xlink:href="https://ieeexplore.ieee.org/stamp/stamp.jsp?tp=&amp;arnumber=9417097" text:style-name="Internet_20_link" text:visited-style-name="Visited_20_Internet_20_Link"><text:span text:style-name="T8"/></text:a></text:p>
            <text:p text:style-name="P34"><text:a xlink:type="simple" xlink:href="https://ieeexplore.ieee.org/stamp/stamp.jsp?tp=&amp;arnumber=9417097" text:style-name="Internet_20_link" text:visited-style-name="Visited_20_Internet_20_Link"><text:span text:style-name="T8"/></text:a></text:p>
          </text:deletion>
        </text:changed-region>
        <text:changed-region xml:id="ct2788784165360" text:id="ct2788784165360">
          <text:deletion>
            <office:change-info>
              <dc:creator>Unknown Author</dc:creator>
              <dc:date>2021-10-05T18:10:36</dc:date>
            </office:change-info>
            <text:p text:style-name="P34"><text:a xlink:type="simple" xlink:href="https://ieeexplore.ieee.org/stamp/stamp.jsp?tp=&amp;arnumber=9417097" text:style-name="Internet_20_link" text:visited-style-name="Visited_20_Internet_20_Link"><text:span text:style-name="T8">https://ieeexplore.ieee.org/stamp/stamp.jsp?tp=&amp;arnumber=9417097</text:span></text:a></text:p>
          </text:deletion>
        </text:changed-region>
        <text:changed-region xml:id="ct2788784167040" text:id="ct2788784167040">
          <text:format-change>
            <office:change-info>
              <dc:creator>Unknown Author</dc:creator>
              <dc:date>2021-10-08T21:09:16</dc:date>
            </office:change-info>
          </text:format-change>
        </text:changed-region>
        <text:changed-region xml:id="ct2788784167520" text:id="ct2788784167520">
          <text:insertion>
            <office:change-info>
              <dc:creator>Unknown Author</dc:creator>
              <dc:date>2021-10-08T19:42:50</dc:date>
            </office:change-info>
          </text:insertion>
        </text:changed-region>
        <text:changed-region xml:id="ct2788784168480" text:id="ct2788784168480">
          <text:deletion>
            <office:change-info>
              <dc:creator>Unknown Author</dc:creator>
              <dc:date>2021-10-08T19:42:51</dc:date>
            </office:change-info>
            <text:p text:style-name="P12"/>
            <text:p text:style-name="P12"/>
          </text:deletion>
        </text:changed-region>
        <text:changed-region xml:id="ct2788784154560" text:id="ct2788784154560">
          <text:deletion>
            <office:change-info>
              <dc:creator>Unknown Author</dc:creator>
              <dc:date>2021-10-05T18:12:00</dc:date>
            </office:change-info>
            <text:p text:style-name="P12">Virtual Adversarial Training</text:p>
          </text:deletion>
        </text:changed-region>
        <text:changed-region xml:id="ct2788784155760" text:id="ct2788784155760">
          <text:insertion>
            <office:change-info>
              <dc:creator>Unknown Author</dc:creator>
              <dc:date>2021-10-08T19:33:25</dc:date>
            </office:change-info>
          </text:insertion>
        </text:changed-region>
        <text:changed-region xml:id="ct2788784159120" text:id="ct2788784159120">
          <text:insertion>
            <office:change-info>
              <dc:creator>Unknown Author</dc:creator>
              <dc:date>2021-10-08T19:41:16</dc:date>
            </office:change-info>
          </text:insertion>
        </text:changed-region>
        <text:changed-region xml:id="ct2788784168720" text:id="ct2788784168720">
          <text:format-change>
            <office:change-info>
              <dc:creator>Unknown Author</dc:creator>
              <dc:date>2021-10-08T21:09:16</dc:date>
            </office:change-info>
          </text:format-change>
        </text:changed-region>
        <text:changed-region xml:id="ct2788784159360" text:id="ct2788784159360">
          <text:insertion>
            <office:change-info>
              <dc:creator>Unknown Author</dc:creator>
              <dc:date>2021-10-08T19:11:49</dc:date>
            </office:change-info>
          </text:insertion>
        </text:changed-region>
        <text:changed-region xml:id="ct2788784153840" text:id="ct2788784153840">
          <text:insertion>
            <office:change-info>
              <dc:creator>Unknown Author</dc:creator>
              <dc:date>2021-10-08T19:15:04</dc:date>
            </office:change-info>
          </text:insertion>
        </text:changed-region>
        <text:changed-region xml:id="ct2788784159600" text:id="ct2788784159600">
          <text:deletion>
            <office:change-info>
              <dc:creator>Unknown Author</dc:creator>
              <dc:date>2021-10-08T19:15:11</dc:date>
            </office:change-info>
            <text:p text:style-name="P16"><text:span text:style-name="T1"/></text:p>
            <text:p text:style-name="P16"><text:span text:style-name="T1"/></text:p>
          </text:deletion>
        </text:changed-region>
        <text:changed-region xml:id="ct2788784155280" text:id="ct2788784155280">
          <text:insertion>
            <office:change-info>
              <dc:creator>Unknown Author</dc:creator>
              <dc:date>2021-10-05T18:18:05</dc:date>
            </office:change-info>
          </text:insertion>
        </text:changed-region>
        <text:changed-region xml:id="ct2788784171600" text:id="ct2788784171600">
          <text:insertion>
            <office:change-info>
              <dc:creator>Unknown Author</dc:creator>
              <dc:date>2021-10-08T20:44:27</dc:date>
            </office:change-info>
          </text:insertion>
        </text:changed-region>
        <text:changed-region xml:id="ct2788784168240" text:id="ct2788784168240">
          <text:insertion>
            <office:change-info>
              <dc:creator>Unknown Author</dc:creator>
              <dc:date>2021-10-08T20:45:12</dc:date>
            </office:change-info>
          </text:insertion>
        </text:changed-region>
        <text:changed-region xml:id="ct2788784171840" text:id="ct2788784171840">
          <text:insertion>
            <office:change-info>
              <dc:creator>Unknown Author</dc:creator>
              <dc:date>2021-10-08T20:52:26</dc:date>
            </office:change-info>
          </text:insertion>
        </text:changed-region>
        <text:changed-region xml:id="ct2788784172560" text:id="ct2788784172560">
          <text:insertion>
            <office:change-info>
              <dc:creator>Unknown Author</dc:creator>
              <dc:date>2021-10-08T20:53:04</dc:date>
            </office:change-info>
          </text:insertion>
        </text:changed-region>
        <text:changed-region xml:id="ct2788784168960" text:id="ct2788784168960">
          <text:insertion>
            <office:change-info>
              <dc:creator>Unknown Author</dc:creator>
              <dc:date>2021-10-08T20:55:04</dc:date>
            </office:change-info>
          </text:insertion>
        </text:changed-region>
        <text:changed-region xml:id="ct2788784170400" text:id="ct2788784170400">
          <text:insertion>
            <office:change-info>
              <dc:creator>Unknown Author</dc:creator>
              <dc:date>2021-10-08T21:08:56</dc:date>
            </office:change-info>
          </text:insertion>
        </text:changed-region>
        <text:changed-region xml:id="ct2788784169680" text:id="ct2788784169680">
          <text:insertion>
            <office:change-info>
              <dc:creator>Unknown Author</dc:creator>
              <dc:date>2021-10-08T20:55:04</dc:date>
            </office:change-info>
          </text:insertion>
        </text:changed-region>
        <text:changed-region xml:id="ct2788784170640" text:id="ct2788784170640">
          <text:insertion>
            <office:change-info>
              <dc:creator>Unknown Author</dc:creator>
              <dc:date>2021-10-08T21:07:20</dc:date>
            </office:change-info>
          </text:insertion>
        </text:changed-region>
        <text:changed-region xml:id="ct2788784170880" text:id="ct2788784170880">
          <text:insertion>
            <office:change-info>
              <dc:creator>Unknown Author</dc:creator>
              <dc:date>2021-10-08T21:06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change-start text:change-id="ct2788784166080"/>NeurIPS 2021 BEETL Competition</text:h>
      <text:h text:style-name="P25" text:outline-level="2">Benchmarks for EEG Transfer Learning</text:h>
      <text:p text:style-name="P14"><text:span text:style-name="T1">Michal Nahlik (</text:span><text:a xlink:type="simple" xlink:href="mailto:nahlik.michal@seznam.cz" text:style-name="Internet_20_link" text:visited-style-name="Visited_20_Internet_20_Link"><text:span text:style-name="T1">nahlik.michal@seznam.cz</text:span></text:a><text:span text:style-name="T1">)</text:span></text:p>
      <text:p text:style-name="P18"/>
      <text:p text:style-name="P18"/>
      <text:p text:style-name="P15"><text:span text:style-name="T2">Code: </text:span><text:change-end text:change-id="ct2788784166080"/><text:change-start text:change-id="ct2788784156960"/><text:a xlink:type="simple" xlink:href="https://github.com/michal-nahlik/neurips-beetl-2021" text:style-name="Internet_20_link" text:visited-style-name="Visited_20_Internet_20_Link"><text:span text:style-name="T3">https://github.com/michal-nahlik/neurips-beetl-2021</text:span></text:a></text:p>
      <text:h text:style-name="P29" text:outline-level="3"><text:change-end text:change-id="ct2788784156960"/><text:change-start text:change-id="ct2788784158880"/>EEG transfer learning</text:h>
      <text:p text:style-name="P19"><text:change-end text:change-id="ct2788784158880"/><text:change-start text:change-id="ct2788784162240"/></text:p>
      <text:p text:style-name="P3"><text:span text:style-name="T4">Focal loss with label smoothing </text:span><text:span text:style-name="T5">(</text:span><text:a xlink:type="simple" xlink:href="https://arxiv.org/abs/1708.02002" text:style-name="Internet_20_link" text:visited-style-name="Visited_20_Internet_20_Link"><text:span text:style-name="T5">https://arxiv.org/abs/1708.02002</text:span></text:a><text:span text:style-name="T6">)</text:span><text:change-end text:change-id="ct2788784162240"/><text:change-start text:change-id="ct2788784159840"/></text:p>
      <text:p text:style-name="P6">Virtual Adversarial Training</text:p>
      <text:p text:style-name="P2"><text:span text:style-name="T1">- </text:span><text:a xlink:type="simple" xlink:href="https://arxiv.org/abs/1507.00677" text:style-name="Internet_20_link" text:visited-style-name="Visited_20_Internet_20_Link"><text:span text:style-name="T1">https://arxiv.org/abs/1507.00677</text:span></text:a></text:p>
      <text:p text:style-name="P2"><text:span text:style-name="T1">- </text:span><text:a xlink:type="simple" xlink:href="https://arxiv.org/abs/1704.03976" text:style-name="Internet_20_link" text:visited-style-name="Visited_20_Internet_20_Link"><text:span text:style-name="T1">https://arxiv.org/abs/1704.03976</text:span></text:a></text:p>
      <text:p text:style-name="P1"><text:span text:style-name="T1">- </text:span><text:a xlink:type="simple" xlink:href="https://github.com/lyakaap/VAT-pytorch" text:style-name="Internet_20_link" text:visited-style-name="Visited_20_Internet_20_Link"><text:span text:style-name="T1">https://github.com/lyakaap/VAT-pytorch</text:span></text:a></text:p>
      <text:p text:style-name="P23"/>
      <text:p text:style-name="P7">Mixup <text:span text:style-name="T12">agumentation</text:span></text:p>
      <text:p text:style-name="P7">- supervised mixup</text:p>
      <text:p text:style-name="P7">- unserpervised mixup</text:p>
      <text:p text:style-name="P8">Random noise augmentation</text:p>
      <text:p text:style-name="P10"><text:s/></text:p>
      <text:p text:style-name="P8">Ensemble of 2 runs with different seeds</text:p>
      <text:p text:style-name="Text_20_body"><text:span text:style-name="T1">Weight normalization </text:span><text:span text:style-name="T7">of linear layers (</text:span><text:a xlink:type="simple" xlink:href="https://arxiv.org/abs/1602.07868)W" text:style-name="Internet_20_link" text:visited-style-name="Visited_20_Internet_20_Link"><text:span text:style-name="T7">https://arxiv.org/abs/1602.07868)</text:span></text:a></text:p>
      <text:p text:style-name="P20">Training pipeline</text:p>
      <text:list xml:id="list2304830310" text:style-name="L1">
        <text:list-item>
          <text:p text:style-name="P31"><text:change-end text:change-id="ct2788784159840"/><text:change-start text:change-id="ct2788784157920"/>train on source data</text:p>
        </text:list-item>
        <text:list-item>
          <text:p text:style-name="P31">train on source data with supervised mixup<text:change-end text:change-id="ct2788784157920"/><text:change-start text:change-id="ct2788784165840"/></text:p>
        </text:list-item>
        <text:list-item>
          <text:p text:style-name="P31">train on source data with unsupervised mixup and target data<text:change-end text:change-id="ct2788784165840"/><text:change-start text:change-id="ct2788784166560"/></text:p>
        </text:list-item>
      </text:list>
      <text:h text:style-name="P26" text:outline-level="2"><text:change-end text:change-id="ct2788784166560"/><text:change-start text:change-id="ct2788784163680"/></text:h>
      <text:p text:style-name="P11"/>
      <text:h text:style-name="P27" text:outline-level="2"/>
      <text:h text:style-name="P30" text:outline-level="3"><text:change-end text:change-id="ct2788784163680"/><text:change-start text:change-id="ct2788784163920"/>Sleep<text:change-end text:change-id="ct2788784163920"/><text:change-start text:change-id="ct2788784161040"/></text:h>
      <text:p text:style-name="P9">Data preprocessing<text:change-end text:change-id="ct2788784161040"/><text:change-start text:change-id="ct2788784158160"/></text:p>
      <text:p text:style-name="P34"><text:change-end text:change-id="ct2788784158160"/><text:change text:change-id="ct2788784157200"/><text:change-start text:change-id="ct2788784162480"/><text:span text:style-name="T8">Model inspired by: </text:span><text:change-end text:change-id="ct2788784162480"/><text:change text:change-id="ct2788784157680"/><text:change text:change-id="ct2788784158400"/><text:change text:change-id="ct2788784165360"/><text:change-start text:change-id="ct2788784167040"/><text:a xlink:type="simple" xlink:href="https://ieeexplore.ieee.org/stamp/stamp.jsp?tp=&amp;arnumber=9417097" text:style-name="Internet_20_link" text:visited-style-name="Visited_20_Internet_20_Link"><text:span text:style-name="T1">https://ieeexplore.ieee.org/stamp/stamp.jsp?tp=&amp;arnumber=9417097</text:span></text:a><text:change-end text:change-id="ct2788784167040"/><text:change-start text:change-id="ct2788784167520"/></text:p>
      <text:p text:style-name="P12"><text:change-end text:change-id="ct2788784167520"/><text:change text:change-id="ct2788784168480"/><text:change text:change-id="ct2788784154560"/><text:change-start text:change-id="ct2788784155760"/>Training<text:change-end text:change-id="ct2788784155760"/><text:change-start text:change-id="ct2788784159120"/></text:p>
      <text:p text:style-name="P5"><text:change-end text:change-id="ct2788784159120"/><text:change-start text:change-id="ct2788784168720"/></text:p>
      <text:p text:style-name="P19"/>
      <text:h text:style-name="P29" text:outline-level="3">Motor imagery<text:change-end text:change-id="ct2788784168720"/><text:change-start text:change-id="ct2788784159360"/></text:h>
      <text:p text:style-name="P9">Source data<text:span text:style-name="T11">set</text:span></text:p>
      <text:p text:style-name="P9">Data preprocessing</text:p>
      <text:p text:style-name="P13">Training</text:p>
      <text:p text:style-name="P9">Model<text:change-end text:change-id="ct2788784159360"/><text:change-start text:change-id="ct2788784153840"/></text:p>
      <text:p text:style-name="P4"><text:span text:style-name="T1">Improved based model: </text:span><text:a xlink:type="simple" xlink:href="https://onlinelibrary.wiley.com/doi/10.1002/hbm.23730" text:style-name="Internet_20_link" text:visited-style-name="Visited_20_Internet_20_Link"><text:span text:style-name="T1">https://onlinelibrary.wiley.com/doi/10.1002/hbm.23730</text:span></text:a></text:p>
      <text:p text:style-name="P16"><text:change-end text:change-id="ct2788784153840"/><text:change text:change-id="ct2788784159600"/><text:change-start text:change-id="ct2788784155280"/><text:span text:style-name="T1">Attention:</text:span><text:a xlink:type="simple" xlink:href="https://www.frontiersin.org/articles/10.3389/fnins.2020.587520/full" text:style-name="Internet_20_link" text:visited-style-name="Visited_20_Internet_20_Link"><text:span text:style-name="T1">https://www.frontiersin.org/articles/10.3389/fnins.2020.587520/full</text:span></text:a></text:p>
      <text:p text:style-name="P17"><text:span text:style-name="T9">(</text:span><text:a xlink:type="simple" xlink:href="https://github.com/Shenyonglong/Spatial-Temporal-attention-/tree/master/models" text:style-name="Internet_20_link" text:visited-style-name="Visited_20_Internet_20_Link"><text:span text:style-name="T1">https://github.com/Shenyonglong/Spatial-Temporal-attention-/tree/master/models</text:span></text:a><text:span text:style-name="T9">)</text:span></text:p>
      <text:p text:style-name="P21"/>
      <text:p text:style-name="P22">Changes:</text:p>
      <text:p text:style-name="P22">- n_filters_time=64,<text:tab/><text:span text:style-name="T11">n</text:span>_filters_spat=64</text:p>
      <text:p text:style-name="P22">- <text:span text:style-name="T11">batch normalization after every convolution</text:span></text:p>
      <text:p text:style-name="P22">- <text:span text:style-name="T11">output layer weight normalized Linear layer</text:span></text:p>
      <text:p text:style-name="P21"/>
      <text:p text:style-name="P21"/>
      <text:p text:style-name="P21"><text:change-end text:change-id="ct2788784155280"/><text:change-start text:change-id="ct2788784171600"/></text:p>
      <text:p text:style-name="P21"/>
      <text:p text:style-name="P21"/>
      <text:p text:style-name="P21"/>
      <text:p text:style-name="P21"/>
      <text:h text:style-name="P28" text:outline-level="2">Bibliography<text:change-end text:change-id="ct2788784171600"/><text:change-start text:change-id="ct2788784168240"/></text:h>
      <text:list xml:id="list3482621906" text:style-name="L2">
        <text:list-item>
          <text:p text:style-name="P35"><text:change-end text:change-id="ct2788784168240"/><text:change-start text:change-id="ct2788784171840"/><text:span text:style-name="T13">Takeru Miyato, Shin-ichi Maeda, Masanori Koyama, Ken Nakae, &amp; Shin Ishii. (2016). Distributional Smoothing with Virtual Adversarial Training.</text:span> <text:change-end text:change-id="ct2788784171840"/><text:change-start text:change-id="ct2788784172560"/></text:p>
        </text:list-item>
        <text:list-item>
          <text:p text:style-name="P35"><text:span text:style-name="T13">Takeru Miyato, Shin-ichi Maeda, Masanori Koyama, &amp; Shin Ishii. (2018). Virtual Adversarial Training: A Regularization Method for Supervised and Semi-Supervised Learning.</text:span> </text:p>
        </text:list-item>
        <text:list-item>
          <text:p text:style-name="P36">Tsung-Yi Lin, Priya Goyal, Ross Girshick, Kaiming He, &amp; Piotr Dollár. (2018). Focal Loss for Dense Object Detection.<text:change-end text:change-id="ct2788784172560"/><text:change-start text:change-id="ct2788784168960"/></text:p>
        </text:list-item>
        <text:list-item>
          <text:p text:style-name="P37">Tim Salimans, &amp; Diederik P. Kingma. (2016). Weight Normalization: A Simple Reparameterization to Accelerate Training of Deep Neural Networks.</text:p>
        </text:list-item>
        <text:list-item>
          <text:p text:style-name="P39"><text:change-end text:change-id="ct2788784168960"/><text:change-start text:change-id="ct2788784170400"/><text:span text:style-name="T1">Eldele, E., Chen, Z., Liu, C., Wu, M., Kwoh, C.K., Li, X., &amp; Guan, C. (2021). An Attention-Based Deep Learning Approach for Sleep Stage Classification With Single-Channel EEG</text:span><text:span text:style-name="Emphasis"><text:span text:style-name="T10">. IEEE Transactions on Neural Systems and Rehabilitation Engineering, 29, 809-818.</text:span></text:span><text:span text:style-name="T1"> </text:span><text:change-end text:change-id="ct2788784170400"/><text:change-start text:change-id="ct2788784169680"/></text:p>
        </text:list-item>
        <text:list-item>
          <text:p text:style-name="P39"><text:change-end text:change-id="ct2788784169680"/><text:change-start text:change-id="ct2788784170640"/><text:span text:style-name="T1">Schirrmeister, R., Springenberg, J., Fiederer, L., Glasstetter, M., Eggensperger, K., Tangermann, M., Hutter, F., Burgard, W., &amp; Ball, T. (2017). Deep learning with convolutional neural networks for EEG decoding and visualization</text:span><text:span text:style-name="Emphasis"><text:span text:style-name="T10">. Human Brain Mapping, 38(11), 5391–5420.</text:span></text:span><text:span text:style-name="T1"> </text:span><text:change-end text:change-id="ct2788784170640"/><text:change-start text:change-id="ct2788784170880"/></text:p>
        </text:list-item>
        <text:list-item>
          <text:p text:style-name="P38"><text:span text:style-name="T1">Liu, X., Shen, Y., Liu, J., Yang, J., Xiong, P., &amp; Lin, F. (2020). Parallel Spatial–Temporal Self-Attention CNN-Based Motor Imagery Classification for BCI</text:span><text:span text:style-name="Emphasis"><text:span text:style-name="T10">. Frontiers in Neuroscience, 14, 1157.<text:line-break/></text:span></text:span><text:change-end text:change-id="ct2788784170880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oppins-Regular" svg:font-family="Poppins-Regular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8:00:37.402000000</meta:creation-date>
    <dc:date>2021-10-08T21:10:26.596000000</dc:date>
    <meta:editing-duration>PT7H44M45S</meta:editing-duration>
    <meta:editing-cycles>11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45" meta:word-count="309" meta:character-count="2587" meta:non-whitespace-character-count="2328"/>
  </office:meta>
</office:document-meta>
</file>